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3.916in" fo:margin-left="0.7611in" table:align="left"/>
    </style:style>
    <style:style style:name="Table1.A" style:family="table-column">
      <style:table-column-properties style:column-width="0.6174in"/>
    </style:style>
    <style:style style:name="Table1.B" style:family="table-column">
      <style:table-column-properties style:column-width="0.5972in"/>
    </style:style>
    <style:style style:name="Table1.D" style:family="table-column">
      <style:table-column-properties style:column-width="0.7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52259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cf90b" officeooo:paragraph-rsid="005c151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4d42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officeooo:paragraph-rsid="0063fe8e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officeooo:paragraph-rsid="005019ee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3fe8e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3fe8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479bde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5c151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1baa" officeooo:paragraph-rsid="00491ba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1baa" officeooo:paragraph-rsid="004ba553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1baa" officeooo:paragraph-rsid="004a9e41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91baa" officeooo:paragraph-rsid="00522596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91baa" officeooo:paragraph-rsid="004d4246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91baa" officeooo:paragraph-rsid="005c1511" style:font-size-asian="12pt" style:font-weight-asian="normal" style:font-size-complex="12pt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491baa" officeooo:paragraph-rsid="00650607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a553" officeooo:paragraph-rsid="005f0226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a553" officeooo:paragraph-rsid="005f0226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bf317" officeooo:paragraph-rsid="00529838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1bf317" officeooo:paragraph-rsid="00650607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7a346" officeooo:paragraph-rsid="00529838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7a346" officeooo:paragraph-rsid="004a9e41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f1a14" officeooo:paragraph-rsid="00522596" style:font-size-asian="12pt" style:font-weight-asian="normal" style:font-size-complex="12pt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cf90b" officeooo:paragraph-rsid="005c1511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cf90b" officeooo:paragraph-rsid="005c1511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ba553" style:font-size-asian="12pt" style:font-size-complex="12pt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4ba553" style:font-size-asian="12pt" style:font-size-complex="12pt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4d4246" style:font-size-asian="12pt" style:font-size-complex="12pt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rsid="004ba553" officeooo:paragraph-rsid="0060a503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9838" officeooo:paragraph-rsid="00650607" style:font-size-asian="12pt" style:font-weight-asian="bold" style:font-size-complex="12pt" style:font-weight-complex="bold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DejaVu Sans Condensed" officeooo:paragraph-rsid="00522596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DejaVu Sans Condensed" officeooo:paragraph-rsid="004d4246"/>
    </style:style>
    <style:style style:name="P41" style:family="paragraph" style:parent-style-name="Standard" style:list-style-name="L7">
      <style:paragraph-properties fo:text-align="start" style:justify-single-word="false"/>
      <style:text-properties style:font-name="DejaVu Sans Condensed" officeooo:paragraph-rsid="004ee3f1"/>
    </style:style>
    <style:style style:name="P42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c1511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DejaVu Sans Condensed" officeooo:rsid="004e547e" officeooo:paragraph-rsid="004e547e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DejaVu Sans Condensed" officeooo:rsid="004d554b" officeooo:paragraph-rsid="004d554b"/>
    </style:style>
    <style:style style:name="P4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522596" style:font-size-asian="12pt" style:font-weight-asian="normal" style:font-size-complex="12pt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522596" style:font-size-asian="12pt" style:font-weight-asian="normal" style:font-size-complex="12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4ee3f1" style:font-size-asian="12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547e" officeooo:paragraph-rsid="004e547e" style:font-size-asian="12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officeooo:paragraph-rsid="00522596"/>
    </style:style>
    <style:style style:name="P50" style:family="paragraph" style:parent-style-name="Standard" style:list-style-name="L9">
      <style:paragraph-properties fo:text-align="start" style:justify-single-word="false"/>
      <style:text-properties officeooo:paragraph-rsid="005c15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1baa" style:font-weight-asian="bold" style:font-weight-complex="bold"/>
    </style:style>
    <style:style style:name="T3" style:family="text">
      <style:text-properties fo:font-weight="bold" officeooo:rsid="003c7f82" style:font-weight-asian="bold" style:font-weight-complex="bold"/>
    </style:style>
    <style:style style:name="T4" style:family="text">
      <style:text-properties fo:font-weight="bold" officeooo:rsid="0043ce95" style:font-weight-asian="bold" style:font-weight-complex="bold"/>
    </style:style>
    <style:style style:name="T5" style:family="text">
      <style:text-properties fo:font-weight="bold" officeooo:rsid="00264d9d" style:font-weight-asian="bold" style:font-weight-complex="bold"/>
    </style:style>
    <style:style style:name="T6" style:family="text">
      <style:text-properties fo:font-weight="bold" officeooo:rsid="001bf317" style:font-weight-asian="bold" style:font-weight-complex="bold"/>
    </style:style>
    <style:style style:name="T7" style:family="text">
      <style:text-properties fo:font-weight="bold" officeooo:rsid="0019eb27" style:font-weight-asian="bold" style:font-weight-complex="bold"/>
    </style:style>
    <style:style style:name="T8" style:family="text">
      <style:text-properties fo:font-weight="bold" officeooo:rsid="00479bde" style:font-weight-asian="bold" style:font-weight-complex="bold"/>
    </style:style>
    <style:style style:name="T9" style:family="text">
      <style:text-properties fo:font-weight="bold" officeooo:rsid="003395b7" style:font-weight-asian="bold" style:font-weight-complex="bold"/>
    </style:style>
    <style:style style:name="T10" style:family="text">
      <style:text-properties fo:font-weight="bold" officeooo:rsid="004ee3f1" style:font-weight-asian="bold" style:font-weight-complex="bold"/>
    </style:style>
    <style:style style:name="T11" style:family="text">
      <style:text-properties fo:font-weight="bold" officeooo:rsid="00529838" style:font-weight-asian="bold" style:font-weight-complex="bold"/>
    </style:style>
    <style:style style:name="T12" style:family="text">
      <style:text-properties fo:font-weight="bold" officeooo:rsid="005c1511" style:font-weight-asian="bold" style:font-weight-complex="bold"/>
    </style:style>
    <style:style style:name="T13" style:family="text">
      <style:text-properties fo:font-weight="bold" officeooo:rsid="00642ac4" style:font-weight-asian="bold" style:font-weight-complex="bold"/>
    </style:style>
    <style:style style:name="T14" style:family="text">
      <style:text-properties fo:font-weight="bold" officeooo:rsid="0065f30e" style:font-weight-asian="bold" style:font-weight-complex="bold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491baa"/>
    </style:style>
    <style:style style:name="T17" style:family="text">
      <style:text-properties style:text-line-through-style="none" style:text-line-through-type="none" fo:font-weight="bold" style:font-weight-asian="bold" style:font-weight-complex="bold"/>
    </style:style>
    <style:style style:name="T18" style:family="text">
      <style:text-properties style:text-line-through-style="none" style:text-line-through-type="none" fo:font-weight="bold" officeooo:rsid="00491baa" style:font-weight-asian="bold" style:font-weight-complex="bold"/>
    </style:style>
    <style:style style:name="T19" style:family="text">
      <style:text-properties style:text-line-through-style="none" style:text-line-through-type="none" fo:font-weight="bold" officeooo:rsid="004ba553" style:font-weight-asian="bold" style:font-weight-complex="bold"/>
    </style:style>
    <style:style style:name="T20" style:family="text">
      <style:text-properties style:text-line-through-style="none" style:text-line-through-type="none" fo:font-weight="bold" officeooo:rsid="004d554b" style:font-weight-asian="bold" style:font-weight-complex="bold"/>
    </style:style>
    <style:style style:name="T21" style:family="text">
      <style:text-properties style:text-line-through-style="none" style:text-line-through-type="none" fo:font-weight="bold" officeooo:rsid="004e547e" style:font-weight-asian="bold" style:font-weight-complex="bold"/>
    </style:style>
    <style:style style:name="T22" style:family="text">
      <style:text-properties style:text-line-through-style="none" style:text-line-through-type="none" fo:font-weight="bold" officeooo:rsid="004d4246" style:font-weight-asian="bold" style:font-weight-complex="bold"/>
    </style:style>
    <style:style style:name="T23" style:family="text">
      <style:text-properties style:text-line-through-style="none" style:text-line-through-type="none" fo:font-weight="bold" officeooo:rsid="00529838" style:font-weight-asian="bold" style:font-weight-complex="bold"/>
    </style:style>
    <style:style style:name="T24" style:family="text">
      <style:text-properties style:text-line-through-style="none" style:text-line-through-type="none" fo:font-weight="bold" officeooo:rsid="005a075e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522596" style:font-weight-asian="bold" style:font-weight-complex="bold"/>
    </style:style>
    <style:style style:name="T26" style:family="text">
      <style:text-properties style:text-line-through-style="none" style:text-line-through-type="none" fo:font-weight="bold" officeooo:rsid="005f0226" style:font-weight-asian="bold" style:font-weight-complex="bold"/>
    </style:style>
    <style:style style:name="T27" style:family="text">
      <style:text-properties style:text-line-through-style="none" style:text-line-through-type="none" fo:font-weight="bold" officeooo:rsid="005fd553" style:font-weight-asian="bold" style:font-weight-complex="bold"/>
    </style:style>
    <style:style style:name="T28" style:family="text">
      <style:text-properties style:text-line-through-style="none" style:text-line-through-type="none" fo:font-weight="bold" officeooo:rsid="00642ac4" style:font-weight-asian="bold" style:font-weight-complex="bold"/>
    </style:style>
    <style:style style:name="T29" style:family="text">
      <style:text-properties style:text-line-through-style="none" style:text-line-through-type="none" fo:font-weight="normal" style:font-weight-asian="normal" style:font-weight-complex="normal"/>
    </style:style>
    <style:style style:name="T30" style:family="text">
      <style:text-properties style:text-line-through-style="none" style:text-line-through-type="none" fo:font-weight="normal" officeooo:rsid="004ba553" style:font-weight-asian="normal" style:font-weight-complex="normal"/>
    </style:style>
    <style:style style:name="T31" style:family="text">
      <style:text-properties style:text-line-through-style="none" style:text-line-through-type="none" fo:font-weight="normal" officeooo:rsid="00491baa" style:font-weight-asian="normal" style:font-weight-complex="normal"/>
    </style:style>
    <style:style style:name="T32" style:family="text">
      <style:text-properties style:text-line-through-style="none" style:text-line-through-type="none" fo:font-weight="normal" officeooo:rsid="004e547e" style:font-weight-asian="normal" style:font-weight-complex="normal"/>
    </style:style>
    <style:style style:name="T33" style:family="text">
      <style:text-properties style:text-line-through-style="none" style:text-line-through-type="none" fo:font-weight="normal" officeooo:rsid="004ee3f1" style:font-weight-asian="normal" style:font-weight-complex="normal"/>
    </style:style>
    <style:style style:name="T34" style:family="text">
      <style:text-properties style:text-line-through-style="none" style:text-line-through-type="none" fo:font-weight="normal" officeooo:rsid="00597230" style:font-weight-asian="normal" style:font-weight-complex="normal"/>
    </style:style>
    <style:style style:name="T35" style:family="text">
      <style:text-properties style:text-line-through-style="none" style:text-line-through-type="none" fo:font-weight="normal" officeooo:rsid="005c00e0" style:font-weight-asian="normal" style:font-weight-complex="normal"/>
    </style:style>
    <style:style style:name="T36" style:family="text">
      <style:text-properties style:text-line-through-style="none" style:text-line-through-type="none" fo:font-weight="normal" officeooo:rsid="00522596" style:font-weight-asian="normal" style:font-weight-complex="normal"/>
    </style:style>
    <style:style style:name="T37" style:family="text">
      <style:text-properties style:text-line-through-style="none" style:text-line-through-type="none" officeooo:rsid="004d554b"/>
    </style:style>
    <style:style style:name="T38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bold" officeooo:rsid="004ba553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fo:font-size="12pt" fo:font-weight="bold" officeooo:rsid="004d4246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officeooo:rsid="004d554b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fo:font-size="12pt" fo:font-weight="normal" officeooo:rsid="004ba553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fo:font-size="12pt" fo:font-weight="normal" officeooo:rsid="004e547e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fo:font-size="12pt" fo:font-weight="normal" officeooo:rsid="004d4246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officeooo:rsid="004ba553"/>
    </style:style>
    <style:style style:name="T47" style:family="text">
      <style:text-properties style:text-line-through-style="none" style:text-line-through-type="none" officeooo:rsid="004d4246"/>
    </style:style>
    <style:style style:name="T48" style:family="text">
      <style:text-properties style:text-line-through-style="none" style:text-line-through-type="none" officeooo:rsid="00529838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56a7a6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bold" officeooo:rsid="005cf90b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" fo:font-size="12pt" fo:font-weight="bold" officeooo:rsid="00522596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style:font-name="DejaVu Sans Condensed" fo:font-size="12pt" fo:font-weight="bold" officeooo:rsid="005f0226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style:font-name="DejaVu Sans Condensed" fo:font-size="12pt" fo:font-weight="bold" officeooo:rsid="0060a503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style:font-name="DejaVu Sans Condensed" fo:font-size="12pt" fo:font-weight="normal" officeooo:rsid="005cf90b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style:font-name="DejaVu Sans Condensed" fo:font-size="12pt" fo:font-weight="normal" officeooo:rsid="004ee3f1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style:font-name="DejaVu Sans Condensed" fo:font-size="12pt" fo:font-weight="normal" officeooo:rsid="00522596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style:font-name="DejaVu Sans Condensed" fo:font-size="12pt" fo:font-weight="normal" officeooo:rsid="005d4143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officeooo:rsid="00522596"/>
    </style:style>
    <style:style style:name="T61" style:family="text">
      <style:text-properties style:text-line-through-style="none" style:text-line-through-type="none" officeooo:rsid="005f0226"/>
    </style:style>
    <style:style style:name="T62" style:family="text">
      <style:text-properties style:text-line-through-style="none" style:text-line-through-type="none" officeooo:rsid="00642ac4"/>
    </style:style>
    <style:style style:name="T63" style:family="text">
      <style:text-properties officeooo:rsid="005019ee"/>
    </style:style>
    <style:style style:name="T64" style:family="text">
      <style:text-properties officeooo:rsid="00529838"/>
    </style:style>
    <style:style style:name="T65" style:family="text">
      <style:text-properties officeooo:rsid="0056a7a6"/>
    </style:style>
    <style:style style:name="T66" style:family="text">
      <style:text-properties style:font-name="DejaVu Sans Condensed" fo:font-size="12pt" fo:font-weight="bold" officeooo:rsid="00553949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548afa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57f1b7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bold" officeooo:rsid="0057e915" style:font-size-asian="12pt" style:font-weight-asian="bold" style:font-size-complex="12pt" style:font-weight-complex="bold"/>
    </style:style>
    <style:style style:name="T71" style:family="text">
      <style:text-properties officeooo:rsid="0035db3e"/>
    </style:style>
    <style:style style:name="T72" style:family="text">
      <style:text-properties officeooo:rsid="00642a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2">1<text:span text:style-name="T71">xx</text:span> - Controls</text:p>
          </table:table-cell>
          <table:table-cell table:style-name="Table2.B1" office:value-type="string">
            <text:p text:style-name="P13">2xx - Ground</text:p>
          </table:table-cell>
          <table:table-cell table:style-name="Table2.B1" office:value-type="string">
            <text:p text:style-name="P13">3xx - Flight</text:p>
          </table:table-cell>
          <table:table-cell table:style-name="Table2.B1" office:value-type="string">
            <text:p text:style-name="P13">4xx - A2A</text:p>
          </table:table-cell>
          <table:table-cell table:style-name="Table2.E1" office:value-type="string">
            <text:p text:style-name="P13">5xx - A2G</text:p>
          </table:table-cell>
          <table:table-cell table:style-name="Table2.F1" office:value-type="string">
            <text:p text:style-name="P13">6xx - Misc</text:p>
          </table:table-cell>
        </table:table-row>
      </table:table>
      <text:p text:style-name="P8"><text:span text:style-name="T3">5</text:span><text:span text:style-name="T4">0</text:span><text:span text:style-name="T3">1</text:span><text:span text:style-name="T10">a</text:span><text:span text:style-name="T5"> - </text:span><text:span text:style-name="T6">A/G</text:span><text:span text:style-name="T7"> - </text:span><text:span text:style-name="T8">Guns,</text:span><text:span text:style-name="T14"> Rockets,</text:span><text:span text:style-name="T9"> Bombs</text:span><text:span text:style-name="T12">, Sea Eagle ASM</text:span></text:p>
      <text:p text:style-name="P1"/>
      <text:p text:style-name="P38">Fence In</text:p>
      <text:list xml:id="list1966475002" text:style-name="L10">
        <text:list-item>
          <text:p text:style-name="P22"><text:span text:style-name="T13">Gunsight</text:span><text:span text:style-name="T72"> ... </text:span><text:span text:style-name="T13">ON</text:span><text:span text:style-name="T72"> (gunsight base)</text:span></text:p>
        </text:list-item>
        <text:list-item>
          <text:p text:style-name="P22"><text:span text:style-name="T13">Gunsight mode</text:span><text:span text:style-name="T72"> ... </text:span><text:span text:style-name="T13">MAN</text:span><text:span text:style-name="T72"> (gunsight base)</text:span></text:p>
        </text:list-item>
        <text:list-item>
          <text:p text:style-name="P22"><text:span text:style-name="T13">Master Arm</text:span><text:span text:style-name="T72"> ... </text:span><text:span text:style-name="T13">ON</text:span><text:span text:style-name="T72"> (</text:span><text:span text:style-name="T13">B2</text:span><text:span text:style-name="T72"> button) (SCAR (weapons) panel above left knee)</text:span></text:p>
        </text:list-item>
        <text:list-item>
          <text:p text:style-name="P22"><text:span text:style-name="T13">Fixed Weapons Switch</text:span><text:span text:style-name="T72"> ... </text:span><text:span text:style-name="T13">A/G</text:span><text:span text:style-name="T72"> (</text:span><text:span text:style-name="T13">B3/B6</text:span><text:span text:style-name="T72"> to open/close guard, </text:span><text:span text:style-name="T13">B4</text:span><text:span text:style-name="T72"> for A/G) (guarded switch on SCAR (weapons) panel above left knee)</text:span></text:p>
        </text:list-item>
        <text:list-item>
          <text:p text:style-name="P22"><text:span text:style-name="T13">Trigger Safety Catch</text:span><text:span text:style-name="T72"> ... </text:span><text:span text:style-name="T13">Off</text:span><text:span text:style-name="T72"> (</text:span><text:span text:style-name="T13">Flip-down Trigger press</text:span><text:span text:style-name="T72">, red bar seen on stick when safety is off)</text:span></text:p>
        </text:list-item>
        <text:list-item>
          <text:p text:style-name="P28"><text:span text:style-name="T28">Stores Release guard</text:span><text:span text:style-name="T62"> ... </text:span><text:span text:style-name="T28">Off</text:span><text:span text:style-name="T62"> (</text:span><text:span text:style-name="T28">Dish Hat up</text:span><text:span text:style-name="T62">, stick shows guard flipped up)</text:span></text:p>
        </text:list-item>
      </text:list>
      <text:p text:style-name="P5"/>
      <text:p text:style-name="P14"><text:span text:style-name="T66">Guns -- 2x</text:span><text:span text:style-name="T67"> M2 .50 cal MGs</text:span><text:span text:style-name="T68"> (220 </text:span><text:span text:style-name="T69">rounds</text:span><text:span text:style-name="T68">/gun)</text:span><text:span text:style-name="T67"> or </text:span><text:span text:style-name="T66">1x </text:span><text:span text:style-name="T67">DEFA 30 mm cannon</text:span><text:span text:style-name="T70"> (130 </text:span><text:span text:style-name="T69">rounds</text:span><text:span text:style-name="T70">)</text:span></text:p>
      <text:list text:style-name="L3">
        <text:list-item>
          <text:p text:style-name="P18">On <text:span text:style-name="T1">SCAR panel</text:span> (bottom left instrument panel, above left knee):</text:p>
          <text:list>
            <text:list-item>
              <text:p text:style-name="P30"><text:span text:style-name="T17">Fixed Weapons Swit</text:span><text:span text:style-name="T18">c</text:span><text:span text:style-name="T17">h</text:span><text:span text:style-name="T15"> ... </text:span><text:span text:style-name="T17">A/G</text:span><text:span text:style-name="T16"> (red guarded switch)</text:span></text:p>
            </text:list-item>
          </text:list>
        </text:list-item>
        <text:list-item>
          <text:p text:style-name="P25"><text:span text:style-name="T20">G</text:span><text:span text:style-name="T17">unsight depression</text:span><text:span text:style-name="T15"> </text:span><text:span text:style-name="T37">...</text:span><text:span text:style-name="T15"> </text:span><text:span text:style-name="T17">10</text:span><text:span text:style-name="T24"> </text:span><text:span text:style-name="T27">mrad</text:span><text:span text:style-name="T61"> </text:span><text:span text:style-name="T60">(</text:span><text:span text:style-name="T26">Gray Reset</text:span><text:span text:style-name="T25"> Hat </text:span><text:span text:style-name="T26">forward/back</text:span><text:span text:style-name="T60"> for tens, </text:span><text:span text:style-name="T25">left/right</text:span><text:span text:style-name="T60"> for units)</text:span></text:p>
        </text:list-item>
        <text:list-item>
          <text:p text:style-name="P34"><text:span text:style-name="T19">Release trigger safety catch</text:span><text:span text:style-name="T30"> (</text:span><text:span text:style-name="T19">Flip-down Trigger press</text:span><text:span text:style-name="T30">); front of stick grip will have a red bar exposed when safety is off.</text:span></text:p>
        </text:list-item>
        <text:list-item>
          <text:p text:style-name="P34"><text:span text:style-name="T30">Aim with pipper, fire with </text:span><text:span text:style-name="T19">Trigger</text:span><text:span text:style-name="T30">.</text:span></text:p>
        </text:list-item>
      </text:list>
      <text:list text:style-name="L4">
        <text:list-item>
          <text:list>
            <text:list-item>
              <text:p text:style-name="P35"><text:span text:style-name="T31">S</text:span><text:span text:style-name="T30">CAR Display Unit on top right of instrument panel shows rounds remaining</text:span><text:span text:style-name="T34"> per gun</text:span><text:span text:style-name="T30">.</text:span></text:p>
            </text:list-item>
          </text:list>
        </text:list-item>
      </text:list>
      <text:p text:style-name="P6"/>
      <text:p text:style-name="P3">Rockets</text:p>
      <text:list xml:id="list1451376994" text:style-name="L5">
        <text:list-item>
          <text:p text:style-name="P19">On <text:span text:style-name="T1">SCAR panel</text:span> (bottom left instrument panel, above left knee):</text:p>
          <text:list>
            <text:list-item>
              <text:p text:style-name="P45"><text:span text:style-name="T1">Weapon pylon buttons</text:span> ... <text:span text:style-name="T1">Select rocket pylons</text:span> (top light on button turns yellow when selected)</text:p>
            </text:list-item>
            <text:list-item>
              <text:p text:style-name="P49"><text:span text:style-name="T49">MODE</text:span><text:span text:style-name="T55"> knob ... </text:span><text:span text:style-name="T50">ROC</text:span><text:span text:style-name="T55"> or </text:span><text:span text:style-name="T49">BRST</text:span><text:span text:style-name="T55"> for single or ripple rockets respectively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46"><text:span text:style-name="T65">1-1 should be the correct setting for singles but doesn't work in the game. </text:span>IRL<text:span text:style-name="T65">, ROC </text:span>would be used for a mixed launcher with both bombs and rockets.</text:p>
                </text:list-item>
              </text:list>
            </text:list-item>
          </text:list>
        </text:list-item>
      </text:list>
      <text:list xml:id="list120738158478900" text:continue-list="list1451376994" text:style-name="L5">
        <text:list-item>
          <text:p text:style-name="P49"><text:span text:style-name="T55">Set </text:span><text:span text:style-name="T49">gunsight depression</text:span><text:span text:style-name="T57"> (see tables on next page)</text:span><text:span text:style-name="T58">; </text:span><text:span text:style-name="T52">30 </text:span><text:span text:style-name="T54">mrad</text:span><text:span text:style-name="T58"> is a good default for </text:span><text:span text:style-name="T59">steep dives or </text:span><text:span text:style-name="T58">close range attacks (rocket motor still burning) (</text:span><text:span text:style-name="T53">Gray Reset</text:span><text:span text:style-name="T52"> Hat </text:span><text:span text:style-name="T53">forward/back</text:span><text:span text:style-name="T58"> for tens, </text:span><text:span text:style-name="T52">left/right</text:span><text:span text:style-name="T58"> for units)</text:span></text:p>
        </text:list-item>
        <text:list-item>
          <text:p text:style-name="P39"><text:span text:style-name="T40">Open stores release guard (Dish Hat up)</text:span><text:span text:style-name="T43">; stick grip will </text:span><text:span text:style-name="T45">show safety guard up</text:span><text:span text:style-name="T43">.</text:span></text:p>
        </text:list-item>
        <text:list-item>
          <text:p text:style-name="P31"><text:span text:style-name="T46">Fire with </text:span><text:span text:style-name="T19">Red Button</text:span><text:span text:style-name="T46">.</text:span></text:p>
        </text:list-item>
      </text:list>
      <text:p text:style-name="P6"/>
      <text:p text:style-name="P2">Bombs</text:p>
      <text:list xml:id="list234748255" text:style-name="L7">
        <text:list-item>
          <text:p text:style-name="P20">On <text:span text:style-name="T1">SCAR panel</text:span> (bottom left instrument panel, above left knee):</text:p>
          <text:list>
            <text:list-item>
              <text:p text:style-name="P40"><text:span text:style-name="T39">Weapon pylon buttons</text:span><text:span text:style-name="T43"> ... </text:span><text:span text:style-name="T39">Select </text:span><text:span text:style-name="T40">bomb</text:span><text:span text:style-name="T39"> pylons</text:span><text:span text:style-name="T43"> (top light on button turns yellow when selected)</text:span></text:p>
            </text:list-item>
            <text:list-item>
              <text:p text:style-name="P43"><text:span text:style-name="T39">A</text:span><text:span text:style-name="T38">RM</text:span><text:span text:style-name="T42"> knob ... </text:span><text:span text:style-name="T38">NS/TL</text:span><text:span text:style-name="T42">, </text:span><text:span text:style-name="T38">NS</text:span><text:span text:style-name="T42">, or </text:span><text:span text:style-name="T38">TL</text:span><text:span text:style-name="T42"> as needed</text:span></text:p>
            </text:list-item>
            <text:list-item>
              <text:p text:style-name="P40"><text:span text:style-name="T39">MODE</text:span><text:span text:style-name="T43"> knob ... </text:span><text:span text:style-name="T41">As desired</text:span><text:span text:style-name="T44">:</text:span></text:p>
              <text:list>
                <text:list-item>
                  <text:p text:style-name="P44"><text:span text:style-name="T38">BOMB</text:span><text:span text:style-name="T42"> ... If single pylon is selected, only that bomb will be dropped. <text:s/>If multiple pylons are selected, bombs will drop in pairs from inboard, outboard, center in that order with each pickle.</text:span></text:p>
                </text:list-item>
                <text:list-item>
                  <text:p text:style-name="P36"><text:span text:style-name="T21">RIP</text:span><text:span text:style-name="T32"> ... Selected pylons are rippled with timing set by RIPPLE TIME knob.</text:span></text:p>
                </text:list-item>
              </text:list>
            </text:list-item>
            <text:list-item>
              <text:p text:style-name="P48"><text:span text:style-name="T1">RIPPLE TIME</text:span> knob ... <text:span text:style-name="T1">As desired</text:span> if using RIP mode (time in milliseconds)<text:span text:style-name="T63">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3"/>
        <table:table-row>
          <table:table-cell table:style-name="Table1.A1" office:value-type="string">
            <text:p text:style-name="P11">Speed</text:p>
          </table:table-cell>
          <table:table-cell table:style-name="Table1.A1" office:value-type="string">
            <text:p text:style-name="P11">70<text:span text:style-name="T63"> ms</text:span></text:p>
          </table:table-cell>
          <table:table-cell table:style-name="Table1.A1" office:value-type="string">
            <text:p text:style-name="P11">90<text:span text:style-name="T63"> ms</text:span></text:p>
          </table:table-cell>
          <table:table-cell table:style-name="Table1.A1" office:value-type="string">
            <text:p text:style-name="P11">120<text:span text:style-name="T63"> ms</text:span></text:p>
          </table:table-cell>
          <table:table-cell table:style-name="Table1.A1" office:value-type="string">
            <text:p text:style-name="P11">150<text:span text:style-name="T63"> ms</text:span></text:p>
          </table:table-cell>
          <table:table-cell table:style-name="Table1.F1" office:value-type="string">
            <text:p text:style-name="P11">200<text:span text:style-name="T63"> ms</text:span></text:p>
          </table:table-cell>
        </table:table-row>
        <table:table-row>
          <table:table-cell table:style-name="Table1.A2" office:value-type="string">
            <text:p text:style-name="P11">200</text:p>
          </table:table-cell>
          <table:table-cell table:style-name="Table1.A2" office:value-type="string">
            <text:p text:style-name="P9">24<text:span text:style-name="T63"> ft</text:span></text:p>
          </table:table-cell>
          <table:table-cell table:style-name="Table1.A2" office:value-type="string">
            <text:p text:style-name="P10">30<text:span text:style-name="T63"> ft</text:span></text:p>
          </table:table-cell>
          <table:table-cell table:style-name="Table1.A2" office:value-type="string">
            <text:p text:style-name="P10">41<text:span text:style-name="T63"> ft</text:span></text:p>
          </table:table-cell>
          <table:table-cell table:style-name="Table1.A2" office:value-type="string">
            <text:p text:style-name="P10">51<text:span text:style-name="T63"> ft</text:span></text:p>
          </table:table-cell>
          <table:table-cell table:style-name="Table1.F2" office:value-type="string">
            <text:p text:style-name="P10">68<text:span text:style-name="T63"> ft</text:span></text:p>
          </table:table-cell>
        </table:table-row>
        <table:table-row>
          <table:table-cell table:style-name="Table1.A2" office:value-type="string">
            <text:p text:style-name="P11">250</text:p>
          </table:table-cell>
          <table:table-cell table:style-name="Table1.A2" office:value-type="string">
            <text:p text:style-name="P10">30<text:span text:style-name="T63"> ft</text:span></text:p>
          </table:table-cell>
          <table:table-cell table:style-name="Table1.A2" office:value-type="string">
            <text:p text:style-name="P10">38<text:span text:style-name="T63"> ft</text:span></text:p>
          </table:table-cell>
          <table:table-cell table:style-name="Table1.A2" office:value-type="string">
            <text:p text:style-name="P10">51<text:span text:style-name="T63"> ft</text:span></text:p>
          </table:table-cell>
          <table:table-cell table:style-name="Table1.A2" office:value-type="string">
            <text:p text:style-name="P10">63<text:span text:style-name="T63"> ft</text:span></text:p>
          </table:table-cell>
          <table:table-cell table:style-name="Table1.F2" office:value-type="string">
            <text:p text:style-name="P10">84<text:span text:style-name="T63"> ft</text:span></text:p>
          </table:table-cell>
        </table:table-row>
        <table:table-row>
          <table:table-cell table:style-name="Table1.A2" office:value-type="string">
            <text:p text:style-name="P11">300</text:p>
          </table:table-cell>
          <table:table-cell table:style-name="Table1.A2" office:value-type="string">
            <text:p text:style-name="P10">35<text:span text:style-name="T63"> ft</text:span></text:p>
          </table:table-cell>
          <table:table-cell table:style-name="Table1.A2" office:value-type="string">
            <text:p text:style-name="P10">46<text:span text:style-name="T63"> ft</text:span></text:p>
          </table:table-cell>
          <table:table-cell table:style-name="Table1.A2" office:value-type="string">
            <text:p text:style-name="P10">61<text:span text:style-name="T63"> ft</text:span></text:p>
          </table:table-cell>
          <table:table-cell table:style-name="Table1.A2" office:value-type="string">
            <text:p text:style-name="P10">76<text:span text:style-name="T63"> ft</text:span></text:p>
          </table:table-cell>
          <table:table-cell table:style-name="Table1.F2" office:value-type="string">
            <text:p text:style-name="P10">101<text:span text:style-name="T63"> ft</text:span></text:p>
          </table:table-cell>
        </table:table-row>
        <table:table-row>
          <table:table-cell table:style-name="Table1.A2" office:value-type="string">
            <text:p text:style-name="P11">350</text:p>
          </table:table-cell>
          <table:table-cell table:style-name="Table1.A2" office:value-type="string">
            <text:p text:style-name="P10">41<text:span text:style-name="T63"> ft</text:span></text:p>
          </table:table-cell>
          <table:table-cell table:style-name="Table1.A2" office:value-type="string">
            <text:p text:style-name="P10">53<text:span text:style-name="T63"> ft</text:span></text:p>
          </table:table-cell>
          <table:table-cell table:style-name="Table1.A2" office:value-type="string">
            <text:p text:style-name="P10">71<text:span text:style-name="T63"> ft</text:span></text:p>
          </table:table-cell>
          <table:table-cell table:style-name="Table1.A2" office:value-type="string">
            <text:p text:style-name="P10">89<text:span text:style-name="T63"> ft</text:span></text:p>
          </table:table-cell>
          <table:table-cell table:style-name="Table1.F2" office:value-type="string">
            <text:p text:style-name="P10">118<text:span text:style-name="T63"> ft</text:span></text:p>
          </table:table-cell>
        </table:table-row>
        <table:table-row>
          <table:table-cell table:style-name="Table1.A2" office:value-type="string">
            <text:p text:style-name="P11">400</text:p>
          </table:table-cell>
          <table:table-cell table:style-name="Table1.A2" office:value-type="string">
            <text:p text:style-name="P10">47<text:span text:style-name="T63"> ft</text:span></text:p>
          </table:table-cell>
          <table:table-cell table:style-name="Table1.A2" office:value-type="string">
            <text:p text:style-name="P10">61<text:span text:style-name="T63"> ft</text:span></text:p>
          </table:table-cell>
          <table:table-cell table:style-name="Table1.A2" office:value-type="string">
            <text:p text:style-name="P10">81<text:span text:style-name="T63"> ft</text:span></text:p>
          </table:table-cell>
          <table:table-cell table:style-name="Table1.A2" office:value-type="string">
            <text:p text:style-name="P10">101<text:span text:style-name="T63"> ft</text:span></text:p>
          </table:table-cell>
          <table:table-cell table:style-name="Table1.F2" office:value-type="string">
            <text:p text:style-name="P10">135<text:span text:style-name="T63"> ft</text:span></text:p>
          </table:table-cell>
        </table:table-row>
        <table:table-row>
          <table:table-cell table:style-name="Table1.A2" office:value-type="string">
            <text:p text:style-name="P11">450</text:p>
          </table:table-cell>
          <table:table-cell table:style-name="Table1.A2" office:value-type="string">
            <text:p text:style-name="P10">53<text:span text:style-name="T63"> ft</text:span></text:p>
          </table:table-cell>
          <table:table-cell table:style-name="Table1.A2" office:value-type="string">
            <text:p text:style-name="P10">68<text:span text:style-name="T63"> ft</text:span></text:p>
          </table:table-cell>
          <table:table-cell table:style-name="Table1.A2" office:value-type="string">
            <text:p text:style-name="P10">91<text:span text:style-name="T63"> ft</text:span></text:p>
          </table:table-cell>
          <table:table-cell table:style-name="Table1.A2" office:value-type="string">
            <text:p text:style-name="P10">114<text:span text:style-name="T63"> ft</text:span></text:p>
          </table:table-cell>
          <table:table-cell table:style-name="Table1.F2" office:value-type="string">
            <text:p text:style-name="P10">152<text:span text:style-name="T63"> ft</text:span></text:p>
          </table:table-cell>
        </table:table-row>
      </table:table>
      <text:list xml:id="list120737766080499" text:continue-numbering="true" text:style-name="L7">
        <text:list-item>
          <text:p text:style-name="P37"><text:span text:style-name="T29">Set gunsight depression</text:span><text:span text:style-name="T33"> (see tables on next page)</text:span><text:span text:style-name="T35"> </text:span><text:span text:style-name="T36">(</text:span><text:span text:style-name="T26">Gray Reset</text:span><text:span text:style-name="T25"> Hat </text:span><text:span text:style-name="T26">forward/back</text:span><text:span text:style-name="T36"> for tens, </text:span><text:span text:style-name="T25">left/right</text:span><text:span text:style-name="T36"> for units)</text:span></text:p>
        </text:list-item>
        <text:list-item>
          <text:p text:style-name="P41"><text:span text:style-name="T40">Open stores release guard (Dish Hat up)</text:span><text:span text:style-name="T43">; stick grip will </text:span><text:span text:style-name="T45">show safety guard up</text:span><text:span text:style-name="T43">.</text:span></text:p>
        </text:list-item>
        <text:list-item>
          <text:p text:style-name="P47">Fire with <text:span text:style-name="T1">Red Button</text:span>.</text:p>
        </text:list-item>
      </text:list>
      <text:p text:style-name="P7"/>
      <text:p text:style-name="P4">Sea Eagle ASM</text:p>
      <text:list text:style-name="L8">
        <text:list-item>
          <text:p text:style-name="P32">Sea Eagle target waypoint must be set in the Mission Editor. <text:s/>See Chuck's for details.</text:p>
        </text:list-item>
      </text:list>
      <text:list text:style-name="L9">
        <text:list-item>
          <text:p text:style-name="P21">On <text:span text:style-name="T1">SCAR panel</text:span> (bottom left instrument panel, above left knee):</text:p>
          <text:list>
            <text:list-item>
              <text:p text:style-name="P50"><text:span text:style-name="T49">Weapon pylon buttons</text:span><text:span text:style-name="T55"> ... </text:span><text:span text:style-name="T49">Select </text:span><text:span text:style-name="T51">Sea Eagle </text:span><text:span text:style-name="T49">pylons</text:span><text:span text:style-name="T55"> </text:span><text:span text:style-name="T56">(2 and 5) </text:span><text:span text:style-name="T55">(top light on button turns yellow when selected)</text:span></text:p>
            </text:list-item>
            <text:list-item>
              <text:p text:style-name="P50"><text:span text:style-name="T49">MODE</text:span><text:span text:style-name="T55"> knob ... </text:span><text:span text:style-name="T50">ROC</text:span></text:p>
            </text:list-item>
          </text:list>
        </text:list-item>
        <text:list-item>
          <text:p text:style-name="P42"><text:span text:style-name="T40">Open stores release guard (Dish Hat up)</text:span><text:span text:style-name="T43">; stick grip will </text:span><text:span text:style-name="T45">show safety guard up</text:span><text:span text:style-name="T43">.</text:span></text:p>
        </text:list-item>
        <text:list-item>
          <text:p text:style-name="P33"><text:span text:style-name="T46">W</text:span><text:span text:style-name="T15">hen within 60 nmi of the target, f</text:span><text:span text:style-name="T46">ire with </text:span><text:span text:style-name="T19">Red Button</text:span><text:span text:style-name="T46">.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2:07:35.921000000</dc:date>
    <meta:editing-duration>PT16H41M44S</meta:editing-duration>
    <meta:editing-cycles>67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89" meta:word-count="634" meta:character-count="3215" meta:non-whitespace-character-count="2703"/>
  </office:meta>
</office:document-meta>
</file>